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1772in"/>
      <style:text-properties fo:color="#000000" style:font-name="Helvetica Neue"/>
    </style:style>
    <style:style style:name="P2" style:family="paragraph" style:parent-style-name="Text_20_body" style:list-style-name="L1">
      <style:paragraph-properties style:line-height-at-least="0.1772in"/>
      <style:text-properties fo:color="#000000" style:font-name="Helvetica Neue"/>
    </style:style>
    <style:style style:name="P3" style:family="paragraph" style:parent-style-name="Text_20_body" style:list-style-name="L1">
      <style:paragraph-properties fo:margin-top="0in" fo:margin-bottom="0in" style:line-height-at-least="0.1772in"/>
      <style:text-properties fo:color="#000000" style:font-name="Helvetica Neu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project, you are expected to expand your second project to complete a reservation system together with user authentication and tracking users session via session variables, as follows:</text:p>
      <text:list xml:id="list3147693725276506427" text:style-name="L1">
        <text:list-item>
          <text:p text:style-name="P3">There will be login information relevant to the users table on your database. </text:p>
        </text:list-item>
        <text:list-item>
          <text:p text:style-name="P3">Users may be students (who reserve rooms) or administrators (who manage the application). </text:p>
        </text:list-item>
        <text:list-item>
          <text:p text:style-name="P3">There will be a login page, where existing users will enter their username and password. </text:p>
        </text:list-item>
        <text:list-item>
          <text:p text:style-name="P3">For "new" users, there will be a signup page.  </text:p>
        </text:list-item>
        <text:list-item>
          <text:p text:style-name="P3">Upon login, users will be taken to the reservation page, where each user can CREATE a new reservation (if they don't have one before), or UPDATE / DELETE their existing reservation.  </text:p>
        </text:list-item>
        <text:list-item>
          <text:p text:style-name="P3">DELETEing a reservation will remove the reservation record from the system, and increase number of available slots by one. </text:p>
        </text:list-item>
        <text:list-item>
          <text:p text:style-name="P3">Updating a reservation will DELETE an existing reservation and create a new one, adjusting available slots as necessary. </text:p>
        </text:list-item>
        <text:list-item>
          <text:p text:style-name="P3">CREATING a reservation will utilize the three-page sequence of Projects One and Two, except that the users will not have to enter their personal information (i.e., first name, last name, CWID, and so on) as these details will be coming from the user's profile.  </text:p>
        </text:list-item>
        <text:list-item>
          <text:p text:style-name="P3">In addition to the -regular- user pages, there will be a set of PHP pages for administrative access.  </text:p>
        </text:list-item>
        <text:list-item>
          <text:p text:style-name="P3">These admin pages will reject regular user accounts, and only function for admin users.  </text:p>
        </text:list-item>
        <text:list-item>
          <text:p text:style-name="P2">Admin users will be able to perform INSERT / UPDATE / DELETE operations on user and reservation tables, as well as the table for residence area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9T12:02:17.82</meta:creation-date>
    <meta:document-statistic meta:table-count="0" meta:image-count="0" meta:object-count="0" meta:page-count="1" meta:paragraph-count="12" meta:word-count="260" meta:character-count="1546"/>
    <dc:date>2015-05-09T12:03:16.60</dc:date>
    <meta:editing-duration>PT59S</meta:editing-duration>
    <meta:editing-cycles>1</meta:editing-cycles>
    <meta:generator>OpenOffice.org/3.4.1$Win32 OpenOffice.org_project/341m1$Build-9593</meta:generator>
  </office:meta>
</office:document-meta>
</file>